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55da5"/>
    </style:style>
    <style:style style:name="P2" style:family="paragraph" style:parent-style-name="Standard">
      <style:text-properties officeooo:rsid="001760cd" officeooo:paragraph-rsid="001db8c7"/>
    </style:style>
    <style:style style:name="P3" style:family="paragraph" style:parent-style-name="Standard">
      <style:text-properties officeooo:paragraph-rsid="001bbdc8"/>
    </style:style>
    <style:style style:name="T1" style:family="text">
      <style:text-properties officeooo:rsid="00155da5"/>
    </style:style>
    <style:style style:name="T2" style:family="text">
      <style:text-properties officeooo:rsid="0016ba6c"/>
    </style:style>
    <style:style style:name="T3" style:family="text">
      <style:text-properties officeooo:rsid="0019370f"/>
    </style:style>
    <style:style style:name="T4" style:family="text">
      <style:text-properties officeooo:rsid="001a06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span text:style-name="T1">I am applying for a NIST student undergraduate research fellowship (SURF). <text:s/>I am a math/physics double major at Cornell University. <text:s/>I've worked on numerical micromagnetics in <text:s/>Prof. Dan Ralph's research group at Cornell, as well as with Prof. John Philip's research group at the Catholic University of America. <text:s/>I have taken many courses which taught me applied math concepts. <text:s/>I am an independent problem-solver, and I am always thinking about how I can extend and generalize my knowledge. <text:s text:c="2"/>I think that my experience modeling magnetic materials, designing image-recognition models, and applying coursework to research problems qualifies me for a NIST Student Undergraduate Research Fellowship with ITL/CTL.</text:span></text:p>
      <text:p text:style-name="P2"><text:tab/>I have taken many courses which teach computational science and applied math concepts, and I enjoy integrating them with reasearch which I'm currently doing. <text:s/>When I was doing my initial micromagnetics research, I didn't know how the integrators which powered the system worked, I simply used them and adjusted parameters so that they would solve the problem. <text:s/>Then, in the fall semester of 2014, I took a Numerical Analysis course, which covered fourier analysis, interpolation, and Runge-Kutta integration. <text:s/>I noticed how these concepts were used in the micromagnetic software package, and I was then able to implement my own model directly using the integrators, which I was able to adjust to clearly investigate the new problem. <text:s/>I used least-squares approximation to extract oscillation frequencies from datapoints which the software generated.</text:p>
      <text:p text:style-name="P1"><text:tab/><text:span text:style-name="T2">I have relevant experience in computational science research in Micromagnetics. <text:s/>In the summer of 2014, I worked as a research intern at Catholic University's Vitreous State Lab, designing micromagnetic simulations. <text:s/>The simulations broke a magnetic material into a mesh, and integrated the Landau-Lifschitz equation that describes the dynamics of a magnetic material. <text:s/>I varied integration parameters to make sure that the computational system did not diverge. <text:s/>I also designed a system to automate running simulations. <text:s/>This fall, I continued to work on micromagnetics with Prof. Dan Ralph's group at Cornell. <text:s/>I began to write more complicated models, and implemented dynamics simulations myself, rather than using pre-existing packages. <text:s/>I've been very excited about getting insight into how magnets behave by simulating them.</text:span></text:p>
      <text:p text:style-name="P1"><text:tab/><text:span text:style-name="T4">I enjoy independently learning about computational and mathematical problems, and trying to solve them myself. <text:s/>I've been interested in using neural networks to solve computer vision problems, and I've sought out a wide variety of papers and articles to learn how to build a functional neural network. <text:s/>The best one I've built reads handwritten digits with 98% accuracy. <text:s/>Building neural networks has given me a space to use concepts that I've learned in linear algebra classes at Cornell. <text:s/>I am very excited to see that the Information and Communication Technology Laboratory researches mathematical modeling and image analysis. <text:s/>I would be eager to learn more about neural-network based computer vision, and I would be even more excited to learn more about the different methods of machine learning and where they can be applied to solve real problems.</text:span></text:p>
      <text:p text:style-name="P2"><text:tab/><text:span text:style-name="T3">I think that my experience modeling magnetic materials, designing image-recognition models, and applying coursework to research problems qualifies me for a NIST Student Undergraduate Research Fellowship with the Information Technology/Communication Technology Lab. <text:s/>I want to work with the Information Technology/Communication Technology Laboratory (ITL/CTL), because I want hands-on experience in computational sciences and applied mathematics. <text:s/>I am interested in the ITL/CTL <text:s/>research on mathematical modeling and image analysis. <text:s/>I think that working among experienced researchers would help me refine and extend my knowledge of simulating nonlinear dynamics. <text:s/>I am very interested in using computational science and applied mathematics to solve real world problems, and I'm excited about the chance to acquire some of the expertise that resides at NIST ITL/CTL. <text:s/>I would benefit tremendously from working with experienced mentors and learning from their intuition and expertise. <text:s/>I would have interesting problems to work on, and a place to apply the concepts that I have learned in the classroom to solve real-world probl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7T15:24:07.567903094</meta:creation-date>
    <dc:date>2015-01-20T07:29:46.598656093</dc:date>
    <meta:editing-duration>PT58M49S</meta:editing-duration>
    <meta:editing-cycles>6</meta:editing-cycles>
    <meta:generator>LibreOffice/4.2.7.2$Linux_x86 LibreOffice_project/420m0$Build-2</meta:generator>
    <meta:print-date>2015-01-17T16:28:21.967531161</meta:print-date>
    <meta:document-statistic meta:table-count="0" meta:image-count="0" meta:object-count="0" meta:page-count="1" meta:paragraph-count="5" meta:word-count="654" meta:character-count="4379" meta:non-whitespace-character-count="3695"/>
  </office:meta>
</office:document-meta>
</file>